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fe07" officeooo:paragraph-rsid="001afe07"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afe07" officeooo:paragraph-rsid="001afe0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fe07" officeooo:paragraph-rsid="001afe0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afe07" officeooo:paragraph-rsid="001afe0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f914e" officeooo:paragraph-rsid="001afe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1fdbc" officeooo:paragraph-rsid="0021fdbc"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21fdbc" officeooo:paragraph-rsid="0021fdbc" style:font-size-asian="10.5pt" style:font-weight-asian="normal" style:font-size-complex="12pt" style:font-weight-complex="normal"/>
    </style:style>
    <style:style style:name="T1" style:family="text">
      <style:text-properties officeooo:rsid="00191443"/>
    </style:style>
    <style:style style:name="T2" style:family="text">
      <style:text-properties officeooo:rsid="0023f37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xpérimentations</text:p>
      <text:p text:style-name="P1"/>
      <text:p text:style-name="P1"/>
      <text:p text:style-name="P2">I – Choix de la pièce à tester</text:p>
      <text:p text:style-name="P2"/>
      <text:p text:style-name="P3">Nous avons codé deux choix différents. Pour rappel, le premier solveRandom <text:span text:style-name="T1">choisit au hasard la pièce par laquelle commencer la résolution puis avance dans la grille de gauche à droite. L</text:span>e second<text:span text:style-name="T1"> solveFix récupère toutes les pièces « fixées » de la grille. Ces pièces sont les pièces vides et les croix c’est-à-dire celles qu’il n’est pas nécessaire de tester. </text:span>Il<text:span text:style-name="T1"> va ensuite prendre une de ces pièces, récupérer ses voisins et trouver leurs orientations optimales. Puis la méthode effectue le même traitement avec tous les voisins de toutes les pièces fixées et termine les pièces restantes de gauche à <text:s/>droite. <text:s/></text:span></text:p>
      <text:p text:style-name="P3">Le choix à partir des pièces fixées de la grille présente une nette amélioration algorithmique. En effet, on peut constater que le temps d’exécution sur de grandes grilles 32x32 par exemple est court (environ 8 secondes) alors qu’avec un choix aléatoire puis en allant de gauche à droite, on obtient un temps significativement plus long. Cela s’explique par le fait qu’en débutant par les cases fixées, on fait évoluer la solution autour de pièces dont la position est certaine. Cela diminue donc le nombre de retours en arrière, et donc la complexité de l’algorithme.</text:p>
      <text:p text:style-name="P5"/>
      <text:p text:style-name="P5"/>
      <text:p text:style-name="P6">II – Générateur avec choix du nombre de composantes connexes</text:p>
      <text:p text:style-name="P6"/>
      <text:p text:style-name="P7">Nous avons codé un générateur de grille dans laquelle le nombre de composantes connexes est déterminé par l’utilisateur. Nous avons choisi d’utiliser une récursion afin de colorer toute la grille et de faire apparaître les différentes composantes connexes.</text:p>
      <text:p text:style-name="P7">De plus, il a fallu limiter le choix de l’utilisateur. Nous avions d’abord pensé que le nombre de composantes connexes maximal serait le nombre de pièces total de la grille divisé par 2. En effet, il faut au moins deux pièces pour constituer une composante connexe. Cependant, plus <text:span text:style-name="T2">le</text:span> nombre de composantes connexes demandé <text:span text:style-name="T2">est élevé, plus l’exécution est</text:span> ralenti<text:span text:style-name="T2">e. Nous avons donc décidé de limiter le nombre de composantes connexes au tiers du nombre de pièces total de la gri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20:05:06.795197378</meta:creation-date>
    <dc:date>2018-01-28T16:20:50.873033042</dc:date>
    <meta:editing-duration>PT15M54S</meta:editing-duration>
    <meta:editing-cycles>3</meta:editing-cycles>
    <meta:generator>LibreOffice/5.1.6.2$Linux_X86_64 LibreOffice_project/10m0$Build-2</meta:generator>
    <meta:document-statistic meta:table-count="0" meta:image-count="0" meta:object-count="0" meta:page-count="1" meta:paragraph-count="7" meta:word-count="332" meta:character-count="2035" meta:non-whitespace-character-count="1705"/>
  </office:meta>
</office:document-meta>
</file>